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P22" style:family="paragraph" style:parent-style-name="Text_20_body" style:list-style-name="L15"/>
    <style:style style:name="P23" style:family="paragraph" style:parent-style-name="Text_20_body" style:list-style-name="L16"/>
    <style:style style:name="P24" style:family="paragraph" style:parent-style-name="Text_20_body" style:list-style-name="L17"/>
    <style:style style:name="P25" style:family="paragraph" style:parent-style-name="Text_20_body" style:list-style-name="L18"/>
    <style:style style:name="P26" style:family="paragraph" style:parent-style-name="Text_20_body" style:list-style-name="L19"/>
    <style:style style:name="P27" style:family="paragraph" style:parent-style-name="Text_20_body" style:list-style-name="L20"/>
    <style:style style:name="P28" style:family="paragraph" style:parent-style-name="Text_20_body" style:list-style-name="L21"/>
    <style:style style:name="P29" style:family="paragraph" style:parent-style-name="Text_20_body" style:list-style-name="L22"/>
    <style:style style:name="P30" style:family="paragraph" style:parent-style-name="Text_20_body" style:list-style-name="L23"/>
    <style:style style:name="P31" style:family="paragraph" style:parent-style-name="Text_20_body" style:list-style-name="L24"/>
    <style:style style:name="P32" style:family="paragraph" style:parent-style-name="Text_20_body" style:list-style-name="L25"/>
    <style:style style:name="P33" style:family="paragraph" style:parent-style-name="Text_20_body" style:list-style-name="L26"/>
    <style:style style:name="P34" style:family="paragraph" style:parent-style-name="Text_20_body" style:list-style-name="L27"/>
    <style:style style:name="P35" style:family="paragraph" style:parent-style-name="Text_20_body" style:list-style-name="L28"/>
    <style:style style:name="P36" style:family="paragraph" style:parent-style-name="Text_20_body" style:list-style-name="L29"/>
    <style:style style:name="P37" style:family="paragraph" style:parent-style-name="Text_20_body" style:list-style-name="L30"/>
    <style:style style:name="P38" style:family="paragraph" style:parent-style-name="Text_20_body" style:list-style-name="L31"/>
    <style:style style:name="P39" style:family="paragraph" style:parent-style-name="Text_20_body" style:list-style-name="L32"/>
    <style:style style:name="P40" style:family="paragraph" style:parent-style-name="Text_20_body" style:list-style-name="L33"/>
    <style:style style:name="P41" style:family="paragraph" style:parent-style-name="Text_20_body" style:list-style-name="L34"/>
    <style:style style:name="P42" style:family="paragraph" style:parent-style-name="Text_20_body" style:list-style-name="L35"/>
    <style:style style:name="P43" style:family="paragraph" style:parent-style-name="Text_20_body" style:list-style-name="L36"/>
    <style:style style:name="P44" style:family="paragraph" style:parent-style-name="Text_20_body" style:list-style-name="L37"/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Учебник — Создание Pdf В Python С Report Lab</text:p>
      <text:section text:style-name="Sect1" text:name="textdoc-message-69175d8c047081919b07ea0a13b6019c">
        <text:section text:style-name="Sect1" text:name="prosemirror-context-children">
          <text:p text:style-name="P6"/>
        </text:section>
        <text:section text:style-name="Sect1" text:name="prosemirror-editor-container">
          <text:h text:style-name="P1" text:outline-level="1">Учебник: Создание PDF в Python с ReportLab</text:h>
          <text:p text:style-name="Text_20_body">Автор: ChatGPT — пошаговое руководство</text:p>
          <text:p text:style-name="Horizontal_20_Line"/>
          <text:h text:style-name="Heading_20_2" text:outline-level="2">Кратко — что делает ReportLab</text:h>
          <text:p text:style-name="Text_20_body">ReportLab — это библиотека на Python для программной генерации PDF-документов. Она решает такие задачи:</text:p>
          <text:list text:style-name="L1">
            <text:list-item>
              <text:p text:style-name="P7">Рисование объектов на странице (текст, линии, прямоугольники, кривые).</text:p>
            </text:list-item>
            <text:list-item>
              <text:p text:style-name="P7">Форматирование и компоновка текста (шрифты, размер, жирность, курсив, цвета).</text:p>
            </text:list-item>
            <text:list-item>
              <text:p text:style-name="P7">Работа с изображениями (встраивание PNG, JPEG и т.д.).</text:p>
            </text:list-item>
            <text:list-item>
              <text:p text:style-name="P7">Создание сложных макетов через «Flowables» (таблицы, параграфы, разделы) — PDF <text:span text:style-name="Strong_20_Emphasis">Platypus</text:span>.</text:p>
            </text:list-item>
            <text:list-item>
              <text:p text:style-name="P7">Управление страницами (шаблоны страниц, верхние/нижние колонтитулы, нумерация).</text:p>
            </text:list-item>
            <text:list-item>
              <text:p text:style-name="P7">Поддержка векторной графики и цветовых пространств.</text:p>
            </text:list-item>
          </text:list>
          <text:h text:style-name="Heading_20_2" text:outline-level="2">Архитектура и подход ReportLab — обзор</text:h>
          <text:p text:style-name="Text_20_body">ReportLab разделён на два основных уровня:</text:p>
          <text:list text:style-name="L2">
            <text:list-item>
              <text:p text:style-name="P8"><text:span text:style-name="Strong_20_Emphasis">Canvas API (низкоуровневый)</text:span></text:p>
              <text:list>
                <text:list-item>
                  <text:p text:style-name="P8">Прямой доступ к странице: рисуешь текст и графику по координатам (x, y).</text:p>
                </text:list-item>
                <text:list-item>
                  <text:p text:style-name="P8">Подходит, когда нужен полный контроль над позиционированием.</text:p>
                </text:list-item>
                <text:list-item>
                  <text:p text:style-name="P8">Пример: печать формы, рисование графиков, точное размещение элементов.</text:p>
                </text:list-item>
              </text:list>
            </text:list-item>
            <text:list-item>
              <text:p text:style-name="P8"><text:span text:style-name="Strong_20_Emphasis">Platypus (высокоуровневый — Page Layout and Typography Using Scripts)</text:span></text:p>
              <text:list>
                <text:list-item>
                  <text:p text:style-name="P8">Абстракция над типографикой: <text:span text:style-name="Source_20_Text">Flowable</text:span>-объекты (Paragraph, Image, Table и т.д.) собираются в последовательность и автоматически компонуются по страницам.</text:p>
                </text:list-item>
                <text:list-item>
                  <text:p text:style-name="P8">Позволяет легко делать тексты с переносами, таблицы, заголовки и колонтитулы через <text:span text:style-name="Source_20_Text">PageTemplate</text:span> и <text:span text:style-name="Source_20_Text">BaseDocTemplate</text:span>.</text:p>
                </text:list-item>
                <text:list-item>
                  <text:p text:style-name="P8">Подходит для отчётов, писем, накладных, где важна типографика и автоматическая разбивка на страницы.</text:p>
                </text:list-item>
              </text:list>
            </text:list-item>
          </text:list>
          <text:p text:style-name="Text_20_body">Отношение:</text:p>
          <text:list text:style-name="L3">
            <text:list-item>
              <text:p text:style-name="P9"><text:soft-page-break/>Canvas = ручной рисунок (точно в пикселях/по координатам).</text:p>
            </text:list-item>
            <text:list-item>
              <text:p text:style-name="P9">Platypus = декларативное описание потока контента (как в HTML + CSS, но проще).</text:p>
            </text:list-item>
          </text:list>
          <text:h text:style-name="Heading_20_2" text:outline-level="2">Общий план быстрого изучения (4–6 часов практики)</text:h>
          <text:list text:style-name="L4">
            <text:list-item>
              <text:p text:style-name="P10">Установка и первый «Hello, PDF» (30 минут)</text:p>
            </text:list-item>
            <text:list-item>
              <text:p text:style-name="P10">Низкоуровневый Canvas: рисование текста, изображений, линий (45 минут)</text:p>
            </text:list-item>
            <text:list-item>
              <text:p text:style-name="P10">Шрифты и стили (30 минут)</text:p>
            </text:list-item>
            <text:list-item>
              <text:p text:style-name="P10">Platypus: Paragraphs, Flowables, Story, таблицы (1—1.5 часа)</text:p>
            </text:list-item>
            <text:list-item>
              <text:p text:style-name="P10">PageTemplates, колонтитулы, нумерация страниц (45 минут)</text:p>
            </text:list-item>
            <text:list-item>
              <text:p text:style-name="P10">Практический мини-проект: шаблон отчёта с логотипом, шапкой и колонтитулом (1 час)</text:p>
            </text:list-item>
          </text:list>
          <text:h text:style-name="Heading_20_2" text:outline-level="2">Установка</text:h>
          <text:p text:style-name="Text_20_body">pip install reportlab</text:p>
          <text:h text:style-name="Heading_20_2" text:outline-level="2">Основные объекты и функции — кратко</text:h>
          <text:list text:style-name="L5">
            <text:list-item>
              <text:p text:style-name="P12"><text:span text:style-name="Source_20_Text">reportlab.pdfgen.canvas.Canvas</text:span> — основной класс для низкоуровневого рисования.</text:p>
              <text:list>
                <text:list-item>
                  <text:p text:style-name="P12">Методы: <text:span text:style-name="Source_20_Text">drawString</text:span>, <text:span text:style-name="Source_20_Text">drawCentredString</text:span>, <text:span text:style-name="Source_20_Text">drawImage</text:span>, <text:span text:style-name="Source_20_Text">line</text:span>, <text:span text:style-name="Source_20_Text">rect</text:span>, <text:span text:style-name="Source_20_Text">setFont</text:span>, <text:span text:style-name="Source_20_Text">setFillColor</text:span>, <text:span text:style-name="Source_20_Text">save</text:span>.</text:p>
                </text:list-item>
              </text:list>
            </text:list-item>
            <text:list-item>
              <text:p text:style-name="P12"><text:span text:style-name="Source_20_Text">reportlab.lib.pagesizes</text:span> — предопределённые размеры страниц (<text:span text:style-name="Source_20_Text">A4</text:span>, <text:span text:style-name="Source_20_Text">letter</text:span>).</text:p>
            </text:list-item>
            <text:list-item>
              <text:p text:style-name="P12"><text:span text:style-name="Strong_20_Emphasis">Platypus</text:span> (высокоуровневые объекты):</text:p>
              <text:list>
                <text:list-item>
                  <text:p text:style-name="P12"><text:span text:style-name="Source_20_Text">SimpleDocTemplate</text:span>, <text:span text:style-name="Source_20_Text">BaseDocTemplate</text:span>, <text:span text:style-name="Source_20_Text">PageTemplate</text:span>, <text:span text:style-name="Source_20_Text">Frame</text:span> — управление шаблонами страниц.</text:p>
                </text:list-item>
                <text:list-item>
                  <text:p text:style-name="P12"><text:span text:style-name="Source_20_Text">Paragraph</text:span>, <text:span text:style-name="Source_20_Text">Spacer</text:span>, <text:span text:style-name="Source_20_Text">Image</text:span>, <text:span text:style-name="Source_20_Text">Table</text:span>, <text:span text:style-name="Source_20_Text">TableStyle</text:span> — основной набор блоков (flowables).</text:p>
                </text:list-item>
                <text:list-item>
                  <text:p text:style-name="P12"><text:span text:style-name="Source_20_Text">ParagraphStyle</text:span> — стили для параграфов: шрифт, отступы, выравнивание.</text:p>
                </text:list-item>
              </text:list>
            </text:list-item>
            <text:list-item>
              <text:p text:style-name="P12"><text:span text:style-name="Source_20_Text">reportlab.pdfbase.ttfonts.TTFont</text:span> и <text:span text:style-name="Source_20_Text">reportlab.pdfbase.pdfmetrics.registerFont</text:span> — регистрация TrueType-шрифтов (нужно для кириллицы).</text:p>
            </text:list-item>
            <text:list-item>
              <text:p text:style-name="P12">Цвета: <text:span text:style-name="Source_20_Text">reportlab.lib.colors</text:span> содержит готовые цвета и возможность задать RGB.</text:p>
            </text:list-item>
          </text:list>
          <text:h text:style-name="Heading_20_2" text:outline-level="2">Минимальный пример — Canvas (низкоуровневый)</text:h>
          <text:p text:style-name="P11">from reportlab.pdfgen import canvas</text:p>
          <text:p text:style-name="P11"><text:soft-page-break/>from reportlab.lib.pagesizes import A4</text:p>
          <text:p text:style-name="P11"/>
          <text:p text:style-name="P11">c = canvas.Canvas('hello_canvas.pdf', pagesize=A4)</text:p>
          <text:p text:style-name="P11">width, height = A4</text:p>
          <text:p text:style-name="P11"/>
          <text:p text:style-name="P11">c.setFont('Helvetica-Bold', 20)</text:p>
          <text:p text:style-name="P11">c.setFillColorRGB(0.2, 0.4, 0.6)</text:p>
          <text:p text:style-name="P11">c.drawString(50, height - 80, 'Привет, ReportLab (Canvas)!')</text:p>
          <text:p text:style-name="P11"/>
          <text:p text:style-name="P11"># Изображение</text:p>
          <text:p text:style-name="P11">c.drawImage('logo.png', x=50, y=height-180, width=120, height=60)</text:p>
          <text:p text:style-name="P11"/>
          <text:p text:style-name="P11"># Геометрия</text:p>
          <text:p text:style-name="P11">c.line(50, height-190, 500, height-190)</text:p>
          <text:p text:style-name="P11"/>
          <text:p text:style-name="P11">c.showPage()</text:p>
          <text:p text:style-name="Text_20_body">c.save()</text:p>
          <text:p text:style-name="Text_20_body">Пояснение: координатная система — начало (0,0) в левом нижнем углу.</text:p>
          <text:h text:style-name="Heading_20_2" text:outline-level="2">Пример — Platypus (типичный документ с автоматической версткой)</text:h>
          <text:p text:style-name="P11">from reportlab.lib.pagesizes import A4</text:p>
          <text:p text:style-name="P11">from reportlab.lib.styles import getSampleStyleSheet, ParagraphStyle</text:p>
          <text:p text:style-name="P11">from reportlab.platypus import SimpleDocTemplate, Paragraph, Spacer, Image</text:p>
          <text:p text:style-name="P11"/>
          <text:p text:style-name="P11">doc = SimpleDocTemplate('hello_platypus.pdf', pagesize=A4)</text:p>
          <text:p text:style-name="P11">styles = getSampleStyleSheet()</text:p>
          <text:p text:style-name="P11">styleN = styles['Normal']</text:p>
          <text:p text:style-name="P11">styleH = styles['Heading1']</text:p>
          <text:p text:style-name="P11"/>
          <text:p text:style-name="P11">story = []</text:p>
          <text:p text:style-name="P11">story.append(Paragraph('Заголовок документа', styleH))</text:p>
          <text:p text:style-name="P11">story.append(Spacer(1, 12))</text:p>
          <text:p text:style-name="P11">story.append(Paragraph('Это &lt;b&gt;жирный&lt;/b&gt; текст и это &lt;i&gt;курсив&lt;/i&gt;.', styleN))</text:p>
          <text:p text:style-name="P11">story.append(Spacer(1, 10))</text:p>
          <text:p text:style-name="P11">story.append(Image('photo.jpg', width=200, height=120))</text:p>
          <text:p text:style-name="P11"/>
          <text:p text:style-name="Text_20_body">doc.build(story)</text:p>
          <text:p text:style-name="Text_20_body">В <text:span text:style-name="Source_20_Text">Paragraph</text:span> можно использовать упрощённый HTML (например: <text:span text:style-name="Source_20_Text">&lt;b&gt;</text:span>, <text:span text:style-name="Source_20_Text">&lt;i&gt;</text:span>, <text:span text:style-name="Source_20_Text">&lt;u&gt;</text:span>, <text:span text:style-name="Source_20_Text">&lt;font color="#ff0000"&gt;</text:span> и т.д.).</text:p>
          <text:h text:style-name="Heading_20_2" text:outline-level="2"><text:soft-page-break/>Шрифты и кириллица</text:h>
          <text:p text:style-name="Text_20_body">ReportLab по умолчанию не включает все TTF-шрифты. Чтобы поддержать кириллицу, зарегистрируйте шрифт:</text:p>
          <text:p text:style-name="P11">from reportlab.pdfbase import pdfmetrics</text:p>
          <text:p text:style-name="P11">from reportlab.pdfbase.ttfonts import TTFont</text:p>
          <text:p text:style-name="P11"/>
          <text:p text:style-name="P11">pdfmetrics.registerFont(TTFont('DejaVu', '/usr/share/fonts/truetype/dejavu/DejaVuSans.ttf'))</text:p>
          <text:p text:style-name="Text_20_body"># затем setFont('DejaVu', 12)</text:p>
          <text:h text:style-name="Heading_20_2" text:outline-level="2">Верхние/нижние колонтитулы и шаблоны страниц</text:h>
          <text:p text:style-name="Text_20_body">При использовании Platypus вы можете передать функцию для рисования колонтитула в <text:span text:style-name="Source_20_Text">doc.build(story, onFirstPage=fn, onLaterPages=fn)</text:span> — или использовать <text:span text:style-name="Source_20_Text">BaseDocTemplate</text:span> и <text:span text:style-name="Source_20_Text">PageTemplate</text:span> для более гибкого управления.</text:p>
          <text:p text:style-name="Text_20_body">Пример функции-колонтитула (canvas):</text:p>
          <text:p text:style-name="P11">def draw_header_footer(canvas, doc):</text:p>
          <text:p text:style-name="P11">canvas.saveState()</text:p>
          <text:p text:style-name="P11">canvas.setFont('DejaVu', 9)</text:p>
          <text:p text:style-name="P11">canvas.drawString(50, doc.pagesize[1]-40, 'Название отчёта')</text:p>
          <text:p text:style-name="P11">canvas.drawRightString(doc.pagesize[0]-50, 30, f'Страница {doc.page}')</text:p>
          <text:p text:style-name="P11">canvas.restoreState()</text:p>
          <text:p text:style-name="P11"/>
          <text:p text:style-name="Text_20_body"># doc.build(story, onFirstPage=draw_header_footer, onLaterPages=draw_header_footer)</text:p>
          <text:h text:style-name="Heading_20_2" text:outline-level="2">Таблицы и стили таблиц</text:h>
          <text:p text:style-name="Text_20_body"><text:span text:style-name="Source_20_Text">Table</text:span> и <text:span text:style-name="Source_20_Text">TableStyle</text:span> позволяют оформлять ячейки, объединять, задавать границы и фон.</text:p>
          <text:h text:style-name="Heading_20_2" text:outline-level="2">Советы и лучшие практики</text:h>
          <text:list text:style-name="L6">
            <text:list-item>
              <text:p text:style-name="P13">Для сложных макетов используйте Platypus — он экономит время и автоматически управляет переносами.</text:p>
            </text:list-item>
            <text:list-item>
              <text:p text:style-name="P13">Для полного контроля (формы, билеты, этикетки) используйте Canvas.</text:p>
            </text:list-item>
            <text:list-item>
              <text:p text:style-name="P13">Всегда регистрируйте шрифты для кириллицы.</text:p>
            </text:list-item>
            <text:list-item>
              <text:p text:style-name="P13">Разделяйте логику: генерация данных → подготовка story → build(doc).</text:p>
            </text:list-item>
            <text:list-item>
              <text:p text:style-name="P13">Отладку удобно делать сначала с небольшим количеством страниц.</text:p>
            </text:list-item>
          </text:list>
          <text:h text:style-name="Heading_20_2" text:outline-level="2">Мини-проект (шаблон отчёта) — план реализации</text:h>
          <text:list text:style-name="L7">
            <text:list-item>
              <text:p text:style-name="P14">Зарегистрировать и подключить шрифты.</text:p>
            </text:list-item>
            <text:list-item>
              <text:p text:style-name="P14">Сделать функцию <text:span text:style-name="Source_20_Text">draw_header_footer(canvas, doc)</text:span> для колонтитулов.</text:p>
            </text:list-item>
            <text:list-item>
              <text:p text:style-name="P14">Создать <text:span text:style-name="Source_20_Text">styles</text:span> (Heading, Normal, Caption).</text:p>
            </text:list-item>
            <text:list-item>
              <text:p text:style-name="P14"><text:soft-page-break/>Собрать <text:span text:style-name="Source_20_Text">story</text:span> из <text:span text:style-name="Source_20_Text">Paragraph</text:span>, <text:span text:style-name="Source_20_Text">Image</text:span>, <text:span text:style-name="Source_20_Text">Spacer</text:span>, <text:span text:style-name="Source_20_Text">Table</text:span>.</text:p>
            </text:list-item>
            <text:list-item>
              <text:p text:style-name="P14">Сохранить шаблон как функцию/класс, принимающую данные (json или dict) и возвращающую PDF.</text:p>
            </text:list-item>
          </text:list>
          <text:h text:style-name="Heading_20_2" text:outline-level="2">Ресурсы и документация</text:h>
          <text:list text:style-name="L8">
            <text:list-item>
              <text:p text:style-name="P15">Официальная документация ReportLab (поискать в интернете) — для глубоких тем (таблицы, графика, цветовые профили).</text:p>
            </text:list-item>
            <text:list-item>
              <text:p text:style-name="P15">Примеры кода в репозиториях и blog-посты.</text:p>
            </text:list-item>
          </text:list>
          <text:p text:style-name="Horizontal_20_Line"/>
          <text:p text:style-name="Text_20_body">Если хотите — могу прямо сейчас:</text:p>
          <text:list text:style-name="L9">
            <text:list-item>
              <text:p text:style-name="P16">Сгенерировать пример кода шаблона отчёта с поддержкой кириллицы и колонтитулов (готовый файл .py),</text:p>
            </text:list-item>
            <text:list-item>
              <text:p text:style-name="P16">Или создать полный пример проекта с несколькими страницами, таблицами и изображениями.</text:p>
            </text:list-item>
          </text:list>
          <text:p text:style-name="Text_20_body">Напишите, что предпочитаете — и я сразу добавлю готовый пример в canvas или сгенерирую код файла здесь.</text:p>
        </text:section>
      </text:section>
      <text:p text:style-name="Text_20_body">Готово — я создал учебный документ на canvas под названием <text:span text:style-name="Strong_20_Emphasis">«Учебник: Создание PDF в Python с ReportLab»</text:span>. Открой его — там есть последовательное руководство, пояснения, примеры кода (Canvas и Platypus), как работать с кириллицей, колонтитулами и шаблонами страниц, а также план мини-проекта.</text:p>
      <text:p text:style-name="Text_20_body">Что дальше? Могу прямо сейчас:</text:p>
      <text:list text:style-name="L10">
        <text:list-item>
          <text:p text:style-name="P17">добавить в документ <text:span text:style-name="Strong_20_Emphasis">готовый .py-файл шаблона отчёта</text:span> (с регистрацией шрифтов и колонтитулами),</text:p>
        </text:list-item>
        <text:list-item>
          <text:p text:style-name="P17">или вставить <text:span text:style-name="Strong_20_Emphasis">полный рабочий пример</text:span> с изображениями и таблицами, который вы сможете запустить у себя.</text:p>
        </text:list-item>
      </text:list>
      <text:p text:style-name="Text_20_body">Напишите, что хотите — и я немедленно добавлю это в тот же документ.</text:p>
      <text:h text:style-name="Heading_20_5" text:outline-level="5">You said:</text:h>
      <text:p text:style-name="Text_20_body">В документе как-то непонятно. Однако общую идею понял. Дальше давай в чате. Давай последоватльно, по одной теме пройдёмся по твоему плану: Общий план быстрого изучения (4–6 часов практики) Установка и первый «Hello, PDF» (30 минут) Низкоуровневый Canvas: рисование текста, изображений, линий (45 минут) Шрифты и стили (30 минут) Platypus: Paragraphs, Flowables, Story, таблицы (1—1.5 часа) PageTemplates, колонтитулы, нумерация страниц (45 минут) Практический мини-проект: шаблон отчёта с логотипом, шапкой и колонтитулом (1 час) Только пропустим canvas, думаю мне он пока не нужен</text:p>
      <text:h text:style-name="Heading_20_6" text:outline-level="6">ChatGPT said:</text:h>
      <text:p text:style-name="Text_20_body">Отлично — идём последовательно.<text:line-break/>Ты хочешь:</text:p>
      <text:list text:style-name="L11">
        <text:list-item>
          <text:p text:style-name="P18"><text:span text:style-name="Strong_20_Emphasis">Установка и первый «Hello, PDF»</text:span>,</text:p>
        </text:list-item>
        <text:list-item>
          <text:p text:style-name="P18"><text:soft-page-break/><text:span text:style-name="Strong_20_Emphasis">Пропустить Canvas</text:span>,</text:p>
        </text:list-item>
        <text:list-item>
          <text:p text:style-name="P18">Сразу переходить к <text:span text:style-name="Strong_20_Emphasis">шрифтам, стилям, Platypus, PageTemplates</text:span>,</text:p>
        </text:list-item>
        <text:list-item>
          <text:p text:style-name="P18">И в финале — мини-проект.</text:p>
        </text:list-item>
      </text:list>
      <text:h text:style-name="Heading_20_3" text:outline-level="3">Тогда наш обновлённый маршрут выглядит так:</text:h>
      <text:list text:style-name="L12">
        <text:list-item>
          <text:p text:style-name="P19"><text:span text:style-name="Strong_20_Emphasis">Установка и первый документ с Platypus</text:span> (<text:span text:style-name="Emphasis">Hello PDF, но без Canvas</text:span>)</text:p>
        </text:list-item>
        <text:list-item>
          <text:p text:style-name="P19"><text:span text:style-name="Strong_20_Emphasis">Шрифты и стили (ParagraphStyle, регистрация TTF для кириллицы)</text:span></text:p>
        </text:list-item>
        <text:list-item>
          <text:p text:style-name="P19"><text:span text:style-name="Strong_20_Emphasis">Platypus глубже: Paragraph, Spacer, Image, Table</text:span></text:p>
        </text:list-item>
        <text:list-item>
          <text:p text:style-name="P19"><text:span text:style-name="Strong_20_Emphasis">PageTemplate, Frames, колонтитулы, нумерация</text:span></text:p>
        </text:list-item>
        <text:list-item>
          <text:p text:style-name="P19"><text:span text:style-name="Strong_20_Emphasis">Мини-проект: шаблон отчёта (логотип, шапка, колонтитулы, таблицы)</text:span></text:p>
        </text:list-item>
      </text:list>
      <text:p text:style-name="Horizontal_20_Line"/>
      <text:h text:style-name="Heading_20_1" text:outline-level="1">🔥 Шаг 1. Установка и первый простой PDF (без Canvas)</text:h>
      <text:h text:style-name="Heading_20_2" text:outline-level="2">1. Установка</text:h>
      <text:p text:style-name="Text_20_body">Если не установлено:</text:p>
      <text:p text:style-name="P3"><text:span text:style-name="Source_20_Text">pip install reportlab</text:span></text:p>
      <text:p text:style-name="Text_20_body">Проверка версии (не обязательно, но полезно):</text:p>
      <text:p text:style-name="P3"><text:span text:style-name="Source_20_Text">python -c "import reportlab; print(reportlab.Version)"</text:span></text:p>
      <text:p text:style-name="Horizontal_20_Line"/>
      <text:h text:style-name="Heading_20_1" text:outline-level="1">2. Первый документ с Platypus — «Hello, PDF»</text:h>
      <text:p text:style-name="Text_20_body">Этот пример показывает самую базу: как создаётся документ, добавляются параграфы, изображения и отступы.</text:p>
      <text:p text:style-name="Text_20_body">⚠️ <text:span text:style-name="Strong_20_Emphasis">Важно:</text:span> Platypus всегда строит PDF <text:span text:style-name="Strong_20_Emphasis">через список элементов</text:span>, который называется <text:span text:style-name="Source_20_Text">story</text:span>.</text:p>
      <text:p text:style-name="Horizontal_20_Line"/>
      <text:h text:style-name="Heading_20_2" text:outline-level="2">✔ Простой пример</text:h>
      <text:p text:style-name="P2"><text:span text:style-name="Source_20_Text">from reportlab.platypus import SimpleDocTemplate, Paragraph, Spacer</text:span></text:p>
      <text:p text:style-name="P4"><text:span text:style-name="Source_20_Text">from reportlab.lib.styles import getSampleStyleSheet</text:span></text:p>
      <text:p text:style-name="P4"><text:span text:style-name="Source_20_Text">from reportlab.lib.pagesizes import A4</text:span></text:p>
      <text:p text:style-name="P4"/>
      <text:p text:style-name="P4"><text:span text:style-name="Source_20_Text"># Создаём документ</text:span></text:p>
      <text:p text:style-name="P4"><text:span text:style-name="Source_20_Text">doc = SimpleDocTemplate("hello_platypus.pdf", pagesize=A4)</text:span></text:p>
      <text:p text:style-name="P4"><text:soft-page-break/></text:p>
      <text:p text:style-name="P4"><text:span text:style-name="Source_20_Text"># Готовые стили (Normal, Title, Heading1, Heading2 и др.)</text:span></text:p>
      <text:p text:style-name="P4"><text:span text:style-name="Source_20_Text">styles = getSampleStyleSheet()</text:span></text:p>
      <text:p text:style-name="P4"/>
      <text:p text:style-name="P4"><text:span text:style-name="Source_20_Text"># Story — список элементов</text:span></text:p>
      <text:p text:style-name="P4"><text:span text:style-name="Source_20_Text">story = []</text:span></text:p>
      <text:p text:style-name="P4"/>
      <text:p text:style-name="P4"><text:span text:style-name="Source_20_Text">story.append(Paragraph("Привет, ReportLab Platypus!", styles['Title']))</text:span></text:p>
      <text:p text:style-name="P4"><text:span text:style-name="Source_20_Text">story.append(Spacer(1, 12))</text:span></text:p>
      <text:p text:style-name="P4"><text:span text:style-name="Source_20_Text">story.append(Paragraph("Это мой первый PDF, созданный без Canvas.", styles['Normal']))</text:span></text:p>
      <text:p text:style-name="P4"/>
      <text:p text:style-name="P4"><text:span text:style-name="Source_20_Text"># Генерация файла</text:span></text:p>
      <text:p text:style-name="P5"><text:span text:style-name="Source_20_Text">doc.build(story)</text:span></text:p>
      <text:p text:style-name="Horizontal_20_Line"/>
      <text:h text:style-name="Heading_20_2" text:outline-level="2">📌 Что здесь происходит?</text:h>
      <text:h text:style-name="Heading_20_3" text:outline-level="3"><text:span text:style-name="Source_20_Text">SimpleDocTemplate</text:span></text:h>
      <text:p text:style-name="Text_20_body">Это самый простой документ — идеальный старт.</text:p>
      <text:p text:style-name="Text_20_body">Он отвечает за:</text:p>
      <text:list text:style-name="L13">
        <text:list-item>
          <text:p text:style-name="P20">размер страницы</text:p>
        </text:list-item>
        <text:list-item>
          <text:p text:style-name="P20">поля</text:p>
        </text:list-item>
        <text:list-item>
          <text:p text:style-name="P20">создание файла</text:p>
        </text:list-item>
        <text:list-item>
          <text:p text:style-name="P20">вызов PageTemplates (по умолчанию — один простой шаблон)</text:p>
        </text:list-item>
      </text:list>
      <text:h text:style-name="Heading_20_3" text:outline-level="3"><text:span text:style-name="Source_20_Text">styles = getSampleStyleSheet()</text:span></text:h>
      <text:p text:style-name="Text_20_body">Достаём стандартные стили:</text:p>
      <text:list text:style-name="L14">
        <text:list-item>
          <text:p text:style-name="P21">Title</text:p>
        </text:list-item>
        <text:list-item>
          <text:p text:style-name="P21">Heading1</text:p>
        </text:list-item>
        <text:list-item>
          <text:p text:style-name="P21">Heading2</text:p>
        </text:list-item>
        <text:list-item>
          <text:p text:style-name="P21">Normal</text:p>
        </text:list-item>
        <text:list-item>
          <text:p text:style-name="P21">BodyText</text:p>
        </text:list-item>
      </text:list>
      <text:p text:style-name="Text_20_body">Мы рассмотрим создание <text:span text:style-name="Strong_20_Emphasis">своих</text:span> стилей на следующем шаге.</text:p>
      <text:h text:style-name="Heading_20_3" text:outline-level="3"><text:span text:style-name="Source_20_Text">Paragraph()</text:span></text:h>
      <text:p text:style-name="Text_20_body">Основной элемент текста в Platypus.<text:line-break/>Поддерживает мини-HTML: <text:span text:style-name="Source_20_Text">&lt;b&gt;</text:span>, <text:span text:style-name="Source_20_Text">&lt;i&gt;</text:span>, <text:span text:style-name="Source_20_Text">&lt;font color&gt;</text:span>, <text:span text:style-name="Source_20_Text">&lt;u&gt;</text:span>, <text:span text:style-name="Source_20_Text">&lt;br/&gt;</text:span> и т. д.</text:p>
      <text:h text:style-name="Heading_20_3" text:outline-level="3"><text:span text:style-name="Source_20_Text">Spacer()</text:span></text:h>
      <text:p text:style-name="Text_20_body">Просто вертикальный отступ.</text:p>
      <text:p text:style-name="Horizontal_20_Line"/>
      <text:h text:style-name="Heading_20_1" text:outline-level="1"><text:soft-page-break/>🎯 Итог шага</text:h>
      <text:p text:style-name="Text_20_body">Ты уже умеешь:</text:p>
      <text:list text:style-name="L15">
        <text:list-item>
          <text:p text:style-name="P22">создавать документ Platypus</text:p>
        </text:list-item>
        <text:list-item>
          <text:p text:style-name="P22">добавлять параграфы и отступы</text:p>
        </text:list-item>
        <text:list-item>
          <text:p text:style-name="P22">генерировать базовый PDF-файл</text:p>
        </text:list-item>
      </text:list>
      <text:p text:style-name="Text_20_body">Этого достаточно, чтобы переходить к следующему важному блоку.</text:p>
      <text:p text:style-name="Horizontal_20_Line"/>
      <text:h text:style-name="Heading_20_1" text:outline-level="1">👉 Готов продолжить?</text:h>
      <text:p text:style-name="Text_20_body">Если да, то следующий шаг — <text:span text:style-name="Strong_20_Emphasis">Шрифты и стили</text:span>:</text:p>
      <text:list text:style-name="L16">
        <text:list-item>
          <text:p text:style-name="P23">Как подключить свой .ttf</text:p>
        </text:list-item>
        <text:list-item>
          <text:p text:style-name="P23">Как использовать кириллицу (важно!)</text:p>
        </text:list-item>
        <text:list-item>
          <text:p text:style-name="P23">Как создавать ParagraphStyle</text:p>
        </text:list-item>
        <text:list-item>
          <text:p text:style-name="P23">Цвета, жирность, отступы, межстрочный интервал</text:p>
        </text:list-item>
      </text:list>
      <text:p text:style-name="Text_20_body">Напиши: <text:span text:style-name="Strong_20_Emphasis">«Да, идём дальше — шрифты и стили»</text:span> или задай вопрос по текущему шагу.</text:p>
      <text:h text:style-name="Heading_20_5" text:outline-level="5">You said:</text:h>
      <text:p text:style-name="Text_20_body">Давай сразу настроим формат обучения. Я очень ценю примеры, но мне также важно знать сигнатуры важных методов, свойства объектов и общую идею происходящего, но не погружаясь в дебри. Можешь перегенировать тему и идти дальше по этому формату?</text:p>
      <text:h text:style-name="Heading_20_6" text:outline-level="6">ChatGPT said:</text:h>
      <text:p text:style-name="Text_20_body">Понял.<text:line-break/>Тогда формат будет таким:</text:p>
      <text:p text:style-name="Horizontal_20_Line"/>
      <text:h text:style-name="Heading_20_1" text:outline-level="1">✅ Формат обучения</text:h>
      <text:p text:style-name="Text_20_body">Для <text:span text:style-name="Strong_20_Emphasis">каждой темы</text:span> я буду давать:</text:p>
      <text:h text:style-name="Heading_20_2" text:outline-level="2">1) <text:span text:style-name="Strong_20_Emphasis">Общая идея (концепция) — коротко, но ёмко</text:span></text:h>
      <text:p text:style-name="Text_20_body">Чтобы ты понимал, <text:span text:style-name="Emphasis">что это такое</text:span> и <text:span text:style-name="Emphasis">зачем оно нужно</text:span>.</text:p>
      <text:h text:style-name="Heading_20_2" text:outline-level="2">2) <text:span text:style-name="Strong_20_Emphasis">Ключевые объекты и их роль</text:span></text:h>
      <text:p text:style-name="Text_20_body">Мини-список важных классов.</text:p>
      <text:h text:style-name="Heading_20_2" text:outline-level="2"><text:soft-page-break/>3) <text:span text:style-name="Strong_20_Emphasis">Важные свойства и методы (с краткой сигнатурой)</text:span></text:h>
      <text:p text:style-name="Text_20_body">Только то, что используется в реальной практике, без редких фич.</text:p>
      <text:h text:style-name="Heading_20_2" text:outline-level="2">4) <text:span text:style-name="Strong_20_Emphasis">Мини-пример (строгий, лаконичный)</text:span></text:h>
      <text:p text:style-name="Text_20_body">Чтобы было видно, как всё связано.</text:p>
      <text:p text:style-name="Horizontal_20_Line"/>
      <text:h text:style-name="Heading_20_1" text:outline-level="1">🔥 Тогда перегенерируем Тему 1: Первый PDF с Platypus</text:h>
      <text:p text:style-name="Horizontal_20_Line"/>
      <text:h text:style-name="Heading_20_1" text:outline-level="1">📘 ТЕМА 1. Первый PDF с Platypus (базовый уровень)</text:h>
      <text:h text:style-name="Heading_20_2" text:outline-level="2">1) <text:span text:style-name="Strong_20_Emphasis">Общая идея</text:span></text:h>
      <text:p text:style-name="Text_20_body">Platypus — это система компоновки “потока элементов”:<text:line-break/>ты создаёшь список объектов (<text:span text:style-name="Source_20_Text">Paragraph</text:span>, <text:span text:style-name="Source_20_Text">Image</text:span>, <text:span text:style-name="Source_20_Text">Table</text:span>, <text:span text:style-name="Source_20_Text">Spacer</text:span>), называемый <text:span text:style-name="Strong_20_Emphasis">story</text:span>, и затем <text:span text:style-name="Source_20_Text">DocTemplate</text:span> автоматически размещает их на странице.</text:p>
      <text:p text:style-name="Text_20_body">Это как очень облегчённый HTML + CSS → PDF.</text:p>
      <text:p text:style-name="Horizontal_20_Line"/>
      <text:h text:style-name="Heading_20_2" text:outline-level="2">2) <text:span text:style-name="Strong_20_Emphasis">Ключевые объекты</text:span></text:h>
      <text:h text:style-name="Heading_20_3" text:outline-level="3"><text:span text:style-name="Strong_20_Emphasis">SimpleDocTemplate</text:span></text:h>
      <text:p text:style-name="Text_20_body">Минимальный документ для Platypus.</text:p>
      <text:p text:style-name="Text_20_body">Отвечает за:</text:p>
      <text:list text:style-name="L17">
        <text:list-item>
          <text:p text:style-name="P24">размеры страницы</text:p>
        </text:list-item>
        <text:list-item>
          <text:p text:style-name="P24">поля</text:p>
        </text:list-item>
        <text:list-item>
          <text:p text:style-name="P24">создание PDF</text:p>
        </text:list-item>
        <text:list-item>
          <text:p text:style-name="P24">передачу элементов в шаблон страницы (PageTemplate)</text:p>
        </text:list-item>
      </text:list>
      <text:h text:style-name="Heading_20_3" text:outline-level="3"><text:span text:style-name="Strong_20_Emphasis">Paragraph</text:span></text:h>
      <text:p text:style-name="Text_20_body">Блок текста с HTML-подобным форматированием.</text:p>
      <text:h text:style-name="Heading_20_3" text:outline-level="3"><text:soft-page-break/><text:span text:style-name="Strong_20_Emphasis">Spacer</text:span></text:h>
      <text:p text:style-name="Text_20_body">Отступ между блоками.</text:p>
      <text:h text:style-name="Heading_20_3" text:outline-level="3"><text:span text:style-name="Strong_20_Emphasis">getSampleStyleSheet()</text:span></text:h>
      <text:p text:style-name="Text_20_body">Набор готовых ParagraphStyle.</text:p>
      <text:p text:style-name="Horizontal_20_Line"/>
      <text:h text:style-name="Heading_20_2" text:outline-level="2">3) <text:span text:style-name="Strong_20_Emphasis">Ключевые методы и свойства</text:span></text:h>
      <text:h text:style-name="Heading_20_3" text:outline-level="3">📄 <text:span text:style-name="Source_20_Text">SimpleDocTemplate</text:span></text:h>
      <text:p text:style-name="P2"><text:span text:style-name="Source_20_Text">SimpleDocTemplate(</text:span></text:p>
      <text:p text:style-name="P4"><text:span text:style-name="Source_20_Text"><text:s text:c="4"/>filename,</text:span></text:p>
      <text:p text:style-name="P4"><text:span text:style-name="Source_20_Text"><text:s text:c="4"/>pagesize=A4,</text:span></text:p>
      <text:p text:style-name="P4"><text:span text:style-name="Source_20_Text"><text:s text:c="4"/>leftMargin=inch,</text:span></text:p>
      <text:p text:style-name="P4"><text:span text:style-name="Source_20_Text"><text:s text:c="4"/>rightMargin=inch,</text:span></text:p>
      <text:p text:style-name="P4"><text:span text:style-name="Source_20_Text"><text:s text:c="4"/>topMargin=inch,</text:span></text:p>
      <text:p text:style-name="P4"><text:span text:style-name="Source_20_Text"><text:s text:c="4"/>bottomMargin=inch</text:span></text:p>
      <text:p text:style-name="P5"><text:span text:style-name="Source_20_Text">)</text:span></text:p>
      <text:p text:style-name="Text_20_body">Методы:</text:p>
      <text:list text:style-name="L18">
        <text:list-item>
          <text:p text:style-name="P25"><text:span text:style-name="Source_20_Text">build(story, onFirstPage=None, onLaterPages=None)</text:span></text:p>
          <text:list>
            <text:list-item>
              <text:p text:style-name="P25">создаёт PDF</text:p>
            </text:list-item>
            <text:list-item>
              <text:p text:style-name="P25"><text:span text:style-name="Emphasis">story</text:span> — список Flowable-объектов (Paragraph, Table, Image…)</text:p>
            </text:list-item>
          </text:list>
        </text:list-item>
      </text:list>
      <text:p text:style-name="Horizontal_20_Line"/>
      <text:h text:style-name="Heading_20_3" text:outline-level="3">✏ <text:span text:style-name="Source_20_Text">Paragraph</text:span></text:h>
      <text:p text:style-name="P3"><text:span text:style-name="Source_20_Text">Paragraph(text, style)</text:span></text:p>
      <text:p text:style-name="Text_20_body">Где:</text:p>
      <text:list text:style-name="L19">
        <text:list-item>
          <text:p text:style-name="P26"><text:span text:style-name="Source_20_Text">text</text:span> — строка с упрощённым HTML</text:p>
        </text:list-item>
        <text:list-item>
          <text:p text:style-name="P26"><text:span text:style-name="Source_20_Text">style</text:span> — объект <text:span text:style-name="Source_20_Text">ParagraphStyle</text:span></text:p>
        </text:list-item>
      </text:list>
      <text:p text:style-name="Text_20_body">Поддерживает теги:<text:line-break/><text:span text:style-name="Source_20_Text">&lt;b&gt;</text:span>, <text:span text:style-name="Source_20_Text">&lt;i&gt;</text:span>, <text:span text:style-name="Source_20_Text">&lt;u&gt;</text:span>, <text:span text:style-name="Source_20_Text">&lt;br/&gt;</text:span>, <text:span text:style-name="Source_20_Text">&lt;font color=""&gt;</text:span>, <text:span text:style-name="Source_20_Text">&lt;para&gt;</text:span>, <text:span text:style-name="Source_20_Text">&lt;strong&gt;</text:span>, <text:span text:style-name="Source_20_Text">&lt;img/&gt;</text:span>…</text:p>
      <text:p text:style-name="Horizontal_20_Line"/>
      <text:h text:style-name="Heading_20_3" text:outline-level="3">📏 <text:span text:style-name="Source_20_Text">Spacer</text:span></text:h>
      <text:p text:style-name="P3"><text:span text:style-name="Source_20_Text">Spacer(width, height)</text:span></text:p>
      <text:p text:style-name="Text_20_body">Обычно <text:span text:style-name="Source_20_Text">width=1</text:span> (неважно), <text:span text:style-name="Source_20_Text">height=N пикселей</text:span>.</text:p>
      <text:p text:style-name="Horizontal_20_Line"/>
      <text:h text:style-name="Heading_20_3" text:outline-level="3"><text:soft-page-break/>📚 <text:span text:style-name="Source_20_Text">getSampleStyleSheet()</text:span></text:h>
      <text:p text:style-name="Text_20_body">Даёт словарь:</text:p>
      <text:list text:style-name="L20">
        <text:list-item>
          <text:p text:style-name="P27"><text:span text:style-name="Source_20_Text">styles['Normal']</text:span></text:p>
        </text:list-item>
        <text:list-item>
          <text:p text:style-name="P27"><text:span text:style-name="Source_20_Text">styles['Heading1']</text:span></text:p>
        </text:list-item>
        <text:list-item>
          <text:p text:style-name="P27"><text:span text:style-name="Source_20_Text">styles['Title']</text:span></text:p>
        </text:list-item>
        <text:list-item>
          <text:p text:style-name="P27"><text:span text:style-name="Source_20_Text">styles['BodyText']</text:span></text:p>
        </text:list-item>
      </text:list>
      <text:p text:style-name="Horizontal_20_Line"/>
      <text:h text:style-name="Heading_20_2" text:outline-level="2">4) <text:span text:style-name="Strong_20_Emphasis">Мини-пример</text:span></text:h>
      <text:p text:style-name="P2"><text:span text:style-name="Source_20_Text">from reportlab.platypus import SimpleDocTemplate, Paragraph, Spacer</text:span></text:p>
      <text:p text:style-name="P4"><text:span text:style-name="Source_20_Text">from reportlab.lib.styles import getSampleStyleSheet</text:span></text:p>
      <text:p text:style-name="P4"><text:span text:style-name="Source_20_Text">from reportlab.lib.pagesizes import A4</text:span></text:p>
      <text:p text:style-name="P4"/>
      <text:p text:style-name="P4"><text:span text:style-name="Source_20_Text">doc = SimpleDocTemplate("hello.pdf", pagesize=A4)</text:span></text:p>
      <text:p text:style-name="P4"><text:span text:style-name="Source_20_Text">styles = getSampleStyleSheet()</text:span></text:p>
      <text:p text:style-name="P4"/>
      <text:p text:style-name="P4"><text:span text:style-name="Source_20_Text">story = [</text:span></text:p>
      <text:p text:style-name="P4"><text:span text:style-name="Source_20_Text"><text:s text:c="4"/>Paragraph("Привет из Platypus!", styles['Title']),</text:span></text:p>
      <text:p text:style-name="P4"><text:span text:style-name="Source_20_Text"><text:s text:c="4"/>Spacer(1, 12),</text:span></text:p>
      <text:p text:style-name="P4"><text:span text:style-name="Source_20_Text"><text:s text:c="4"/>Paragraph("Это базовый PDF с использованием &lt;b&gt;Paragraph&lt;/b&gt; и &lt;i&gt;Spacer&lt;/i&gt;.", styles['Normal'])</text:span></text:p>
      <text:p text:style-name="P4"><text:span text:style-name="Source_20_Text">]</text:span></text:p>
      <text:p text:style-name="P4"/>
      <text:p text:style-name="P5"><text:span text:style-name="Source_20_Text">doc.build(story)</text:span></text:p>
      <text:p text:style-name="Horizontal_20_Line"/>
      <text:h text:style-name="Heading_20_1" text:outline-level="1">🎯 Результат темы 1</text:h>
      <text:p text:style-name="Text_20_body">Теперь ты понимаешь:</text:p>
      <text:list text:style-name="L21">
        <text:list-item>
          <text:p text:style-name="P28">что такое Platypus и как он работает концептуально</text:p>
        </text:list-item>
        <text:list-item>
          <text:p text:style-name="P28">какие объекты участвуют в создании PDF</text:p>
        </text:list-item>
        <text:list-item>
          <text:p text:style-name="P28">важные параметры и методы</text:p>
        </text:list-item>
        <text:list-item>
          <text:p text:style-name="P28">как составить минимальный “story” и собрать PDF</text:p>
        </text:list-item>
      </text:list>
      <text:p text:style-name="Horizontal_20_Line"/>
      <text:h text:style-name="Heading_20_1" text:outline-level="1">👉 Готов перейти к Теме 2: <text:span text:style-name="Strong_20_Emphasis">Шрифты и ParagraphStyle</text:span>?</text:h>
      <text:p text:style-name="Text_20_body">Это будет очень важная тема, потому что:</text:p>
      <text:list text:style-name="L22">
        <text:list-item>
          <text:p text:style-name="P29">без регистрируемых TTF шрифтов кириллица ломается</text:p>
        </text:list-item>
        <text:list-item>
          <text:p text:style-name="P29">ParagraphStyle даёт цвета, отступы, межстрочный интервал, выравнивание, bold/italic</text:p>
        </text:list-item>
        <text:list-item>
          <text:p text:style-name="P29"><text:soft-page-break/>это основа любых реальных PDF</text:p>
        </text:list-item>
      </text:list>
      <text:p text:style-name="Text_20_body">Написать <text:span text:style-name="Strong_20_Emphasis">«Да, идём к шрифтам и стилям»</text:span>?</text:p>
      <text:h text:style-name="Heading_20_5" text:outline-level="5">You said:</text:h>
      <text:p text:style-name="Text_20_body">Да, давай</text:p>
      <text:h text:style-name="Heading_20_6" text:outline-level="6">ChatGPT said:</text:h>
      <text:p text:style-name="Text_20_body">Отлично. Переходим к <text:span text:style-name="Strong_20_Emphasis">Теме 2: Шрифты и стили (ParagraphStyle)</text:span>.<text:line-break/>С тем же форматом: <text:span text:style-name="Strong_20_Emphasis">идея → ключевые объекты → важные параметры → мини-пример</text:span>.</text:p>
      <text:p text:style-name="Horizontal_20_Line"/>
      <text:h text:style-name="Heading_20_1" text:outline-level="1">📘 ТЕМА 2. Шрифты и ParagraphStyle</text:h>
      <text:h text:style-name="Heading_20_2" text:outline-level="2">1) <text:span text:style-name="Strong_20_Emphasis">Общая идея</text:span></text:h>
      <text:p text:style-name="Text_20_body">ReportLab по умолчанию использует ограниченный набор базовых шрифтов:<text:line-break/><text:span text:style-name="Strong_20_Emphasis">Helvetica, Times, Courier</text:span> — <text:span text:style-name="Emphasis">и они не поддерживают кириллицу</text:span>.</text:p>
      <text:p text:style-name="Text_20_body">Поэтому почти всегда нужно:</text:p>
      <text:list text:style-name="L23">
        <text:list-item>
          <text:p text:style-name="P30"><text:span text:style-name="Strong_20_Emphasis">Регистрировать свой .ttf шрифт</text:span> (обычно DejaVu Sans / FreeSans или фирменный).</text:p>
        </text:list-item>
        <text:list-item>
          <text:p text:style-name="P30">Создавать <text:span text:style-name="Strong_20_Emphasis">ParagraphStyle</text:span>, где указывается:</text:p>
          <text:list>
            <text:list-item>
              <text:p text:style-name="P30">шрифт</text:p>
            </text:list-item>
            <text:list-item>
              <text:p text:style-name="P30">размер</text:p>
            </text:list-item>
            <text:list-item>
              <text:p text:style-name="P30">межстрочный интервал</text:p>
            </text:list-item>
            <text:list-item>
              <text:p text:style-name="P30">отступы</text:p>
            </text:list-item>
            <text:list-item>
              <text:p text:style-name="P30">выравнивание</text:p>
            </text:list-item>
            <text:list-item>
              <text:p text:style-name="P30">цвет текста</text:p>
            </text:list-item>
            <text:list-item>
              <text:p text:style-name="P30">варианты bold/italic и др.</text:p>
            </text:list-item>
          </text:list>
        </text:list-item>
      </text:list>
      <text:p text:style-name="Text_20_body">ParagraphStyle — это основной инструмент типографики Platypus.</text:p>
      <text:p text:style-name="Horizontal_20_Line"/>
      <text:h text:style-name="Heading_20_1" text:outline-level="1">2) <text:span text:style-name="Strong_20_Emphasis">Ключевые объекты</text:span></text:h>
      <text:h text:style-name="Heading_20_3" text:outline-level="3"><text:span text:style-name="Strong_20_Emphasis">pdfmetrics.registerFont()</text:span></text:h>
      <text:p text:style-name="Text_20_body">Регистрирует TTF-файл.</text:p>
      <text:h text:style-name="Heading_20_3" text:outline-level="3"><text:span text:style-name="Strong_20_Emphasis">TTFont</text:span></text:h>
      <text:p text:style-name="Text_20_body">Класс «обёртка» для TrueType-шрифтов.</text:p>
      <text:h text:style-name="Heading_20_3" text:outline-level="3"><text:soft-page-break/><text:span text:style-name="Strong_20_Emphasis">ParagraphStyle</text:span></text:h>
      <text:p text:style-name="Text_20_body">Главный класс для описания стиля текста.</text:p>
      <text:p text:style-name="Horizontal_20_Line"/>
      <text:h text:style-name="Heading_20_1" text:outline-level="1">3) <text:span text:style-name="Strong_20_Emphasis">Важные методы и параметры</text:span></text:h>
      <text:p text:style-name="Horizontal_20_Line"/>
      <text:h text:style-name="Heading_20_2" text:outline-level="2">🔤 1. Регистрация шрифтов</text:h>
      <text:p text:style-name="P2"><text:span text:style-name="Source_20_Text">from reportlab.pdfbase import pdfmetrics</text:span></text:p>
      <text:p text:style-name="P4"><text:span text:style-name="Source_20_Text">from reportlab.pdfbase.ttfonts import TTFont</text:span></text:p>
      <text:p text:style-name="P4"/>
      <text:p text:style-name="P5"><text:span text:style-name="Source_20_Text">pdfmetrics.registerFont(TTFont("DejaVu", "DejaVuSans.ttf"))</text:span></text:p>
      <text:p text:style-name="Text_20_body">После этого в ParagraphStyle можно прописывать <text:span text:style-name="Source_20_Text">fontName="DejaVu"</text:span>.</text:p>
      <text:p text:style-name="Horizontal_20_Line"/>
      <text:h text:style-name="Heading_20_2" text:outline-level="2">🎨 2. ParagraphStyle</text:h>
      <text:p text:style-name="P2"><text:span text:style-name="Source_20_Text">ParagraphStyle(</text:span></text:p>
      <text:p text:style-name="P4"><text:span text:style-name="Source_20_Text"><text:s text:c="4"/>name,</text:span></text:p>
      <text:p text:style-name="P4"><text:span text:style-name="Source_20_Text"><text:s text:c="4"/>parent=None,</text:span></text:p>
      <text:p text:style-name="P4"><text:span text:style-name="Source_20_Text"><text:s text:c="4"/>fontName="Helvetica",</text:span></text:p>
      <text:p text:style-name="P4"><text:span text:style-name="Source_20_Text"><text:s text:c="4"/>fontSize=12,</text:span></text:p>
      <text:p text:style-name="P4"><text:span text:style-name="Source_20_Text"><text:s text:c="4"/>leading=14,</text:span></text:p>
      <text:p text:style-name="P4"><text:span text:style-name="Source_20_Text"><text:s text:c="4"/>textColor=colors.black,</text:span></text:p>
      <text:p text:style-name="P4"><text:span text:style-name="Source_20_Text"><text:s text:c="4"/>alignment=TA_LEFT,</text:span></text:p>
      <text:p text:style-name="P4"><text:span text:style-name="Source_20_Text"><text:s text:c="4"/>leftIndent=0,</text:span></text:p>
      <text:p text:style-name="P4"><text:span text:style-name="Source_20_Text"><text:s text:c="4"/>rightIndent=0,</text:span></text:p>
      <text:p text:style-name="P4"><text:span text:style-name="Source_20_Text"><text:s text:c="4"/>firstLineIndent=0,</text:span></text:p>
      <text:p text:style-name="P4"><text:span text:style-name="Source_20_Text"><text:s text:c="4"/>spaceBefore=0,</text:span></text:p>
      <text:p text:style-name="P4"><text:span text:style-name="Source_20_Text"><text:s text:c="4"/>spaceAfter=0</text:span></text:p>
      <text:p text:style-name="P5"><text:span text:style-name="Source_20_Text">)</text:span></text:p>
      <text:p text:style-name="Text_20_body">Теперь разберём важные поля — коротко, без лишнего:</text:p>
      <text:h text:style-name="Heading_20_3" text:outline-level="3">🔠 Шрифт:</text:h>
      <text:list text:style-name="L24">
        <text:list-item>
          <text:p text:style-name="P31"><text:span text:style-name="Source_20_Text">fontName</text:span> — имя зарегистрированного шрифта</text:p>
        </text:list-item>
        <text:list-item>
          <text:p text:style-name="P31"><text:span text:style-name="Source_20_Text">fontSize</text:span> — размер</text:p>
        </text:list-item>
        <text:list-item>
          <text:p text:style-name="P31"><text:span text:style-name="Source_20_Text">leading</text:span> — межстрочный интервал (обычно fontSize + 2)</text:p>
        </text:list-item>
      </text:list>
      <text:h text:style-name="Heading_20_3" text:outline-level="3">🎨 Цвет:</text:h>
      <text:list text:style-name="L25">
        <text:list-item>
          <text:p text:style-name="P32"><text:span text:style-name="Source_20_Text">textColor=colors.HexColor("#333333")</text:span></text:p>
        </text:list-item>
      </text:list>
      <text:h text:style-name="Heading_20_3" text:outline-level="3">↔ Выравнивание:</text:h>
      <text:list text:style-name="L26">
        <text:list-item>
          <text:p text:style-name="P33"><text:span text:style-name="Source_20_Text">TA_LEFT</text:span></text:p>
        </text:list-item>
        <text:list-item>
          <text:p text:style-name="P33"><text:span text:style-name="Source_20_Text">TA_CENTER</text:span></text:p>
        </text:list-item>
        <text:list-item>
          <text:p text:style-name="P33"><text:soft-page-break/><text:span text:style-name="Source_20_Text">TA_RIGHT</text:span></text:p>
        </text:list-item>
        <text:list-item>
          <text:p text:style-name="P33"><text:span text:style-name="Source_20_Text">TA_JUSTIFY</text:span></text:p>
        </text:list-item>
      </text:list>
      <text:h text:style-name="Heading_20_3" text:outline-level="3">📏 Отступы:</text:h>
      <text:list text:style-name="L27">
        <text:list-item>
          <text:p text:style-name="P34"><text:span text:style-name="Source_20_Text">leftIndent</text:span> — отступ слева</text:p>
        </text:list-item>
        <text:list-item>
          <text:p text:style-name="P34"><text:span text:style-name="Source_20_Text">rightIndent</text:span> — отступ справа</text:p>
        </text:list-item>
        <text:list-item>
          <text:p text:style-name="P34"><text:span text:style-name="Source_20_Text">firstLineIndent</text:span> — красная строка</text:p>
        </text:list-item>
      </text:list>
      <text:h text:style-name="Heading_20_3" text:outline-level="3">📐 Интервалы:</text:h>
      <text:list text:style-name="L28">
        <text:list-item>
          <text:p text:style-name="P35"><text:span text:style-name="Source_20_Text">spaceBefore</text:span> — расстояние перед абзацем</text:p>
        </text:list-item>
        <text:list-item>
          <text:p text:style-name="P35"><text:span text:style-name="Source_20_Text">spaceAfter</text:span> — после абзаца</text:p>
        </text:list-item>
      </text:list>
      <text:h text:style-name="Heading_20_3" text:outline-level="3">📦 Наследование:</text:h>
      <text:p text:style-name="P3"><text:span text:style-name="Source_20_Text">ParagraphStyle('MyStyle', parent=styles['Normal'], ...)</text:span></text:p>
      <text:p text:style-name="Text_20_body">Позволяет переопределять только нужное.</text:p>
      <text:p text:style-name="Horizontal_20_Line"/>
      <text:h text:style-name="Heading_20_1" text:outline-level="1">4) Мини-пример (минимальный, строго по делу)</text:h>
      <text:p text:style-name="P2"><text:span text:style-name="Source_20_Text">from reportlab.platypus import SimpleDocTemplate, Paragraph, Spacer</text:span></text:p>
      <text:p text:style-name="P4"><text:span text:style-name="Source_20_Text">from reportlab.lib.pagesizes import A4</text:span></text:p>
      <text:p text:style-name="P4"><text:span text:style-name="Source_20_Text">from reportlab.lib.styles import ParagraphStyle</text:span></text:p>
      <text:p text:style-name="P4"><text:span text:style-name="Source_20_Text">from reportlab.lib import colors</text:span></text:p>
      <text:p text:style-name="P4"/>
      <text:p text:style-name="P4"><text:span text:style-name="Source_20_Text">from reportlab.pdfbase import pdfmetrics</text:span></text:p>
      <text:p text:style-name="P4"><text:span text:style-name="Source_20_Text">from reportlab.pdfbase.ttfonts import TTFont</text:span></text:p>
      <text:p text:style-name="P4"/>
      <text:p text:style-name="P4"><text:span text:style-name="Source_20_Text"># 1. Регистрируем шрифт (поддерживает кириллицу)</text:span></text:p>
      <text:p text:style-name="P4"><text:span text:style-name="Source_20_Text">pdfmetrics.registerFont(TTFont("DejaVu", "DejaVuSans.ttf"))</text:span></text:p>
      <text:p text:style-name="P4"/>
      <text:p text:style-name="P4"><text:span text:style-name="Source_20_Text"># 2. Создаём стиль</text:span></text:p>
      <text:p text:style-name="P4"><text:span text:style-name="Source_20_Text">style_title = ParagraphStyle(</text:span></text:p>
      <text:p text:style-name="P4"><text:span text:style-name="Source_20_Text"><text:s text:c="4"/>"Title",</text:span></text:p>
      <text:p text:style-name="P4"><text:span text:style-name="Source_20_Text"><text:s text:c="4"/>fontName="DejaVu",</text:span></text:p>
      <text:p text:style-name="P4"><text:span text:style-name="Source_20_Text"><text:s text:c="4"/>fontSize=20,</text:span></text:p>
      <text:p text:style-name="P4"><text:span text:style-name="Source_20_Text"><text:s text:c="4"/>leading=24,</text:span></text:p>
      <text:p text:style-name="P4"><text:span text:style-name="Source_20_Text"><text:s text:c="4"/>textColor=colors.HexColor("#3A6EA5"),</text:span></text:p>
      <text:p text:style-name="P4"><text:span text:style-name="Source_20_Text"><text:s text:c="4"/>alignment=1, <text:s text:c="2"/># TA_CENTER</text:span></text:p>
      <text:p text:style-name="P4"><text:span text:style-name="Source_20_Text"><text:s text:c="4"/>spaceAfter=12</text:span></text:p>
      <text:p text:style-name="P4"><text:span text:style-name="Source_20_Text">)</text:span></text:p>
      <text:p text:style-name="P4"/>
      <text:p text:style-name="P4"><text:span text:style-name="Source_20_Text">style_normal = ParagraphStyle(</text:span></text:p>
      <text:p text:style-name="P4"><text:span text:style-name="Source_20_Text"><text:s text:c="4"/>"Normal",</text:span></text:p>
      <text:p text:style-name="P4"><text:span text:style-name="Source_20_Text"><text:s text:c="4"/>fontName="DejaVu",</text:span></text:p>
      <text:p text:style-name="P4"><text:span text:style-name="Source_20_Text"><text:s text:c="4"/>fontSize=12,</text:span></text:p>
      <text:p text:style-name="P4"><text:span text:style-name="Source_20_Text"><text:s text:c="4"/>leading=15,</text:span></text:p>
      <text:p text:style-name="P4"><text:span text:style-name="Source_20_Text"><text:s text:c="4"/>alignment=0 <text:s/># TA_LEFT</text:span></text:p>
      <text:p text:style-name="P4"><text:span text:style-name="Source_20_Text">)</text:span></text:p>
      <text:p text:style-name="P4"><text:soft-page-break/></text:p>
      <text:p text:style-name="P4"><text:span text:style-name="Source_20_Text"># 3. Story</text:span></text:p>
      <text:p text:style-name="P4"><text:span text:style-name="Source_20_Text">doc = SimpleDocTemplate("fonts_styles.pdf", pagesize=A4)</text:span></text:p>
      <text:p text:style-name="P4"><text:span text:style-name="Source_20_Text">story = [</text:span></text:p>
      <text:p text:style-name="P4"><text:span text:style-name="Source_20_Text"><text:s text:c="4"/>Paragraph("Заголовок документа", style_title),</text:span></text:p>
      <text:p text:style-name="P4"><text:span text:style-name="Source_20_Text"><text:s text:c="4"/>Paragraph("Это пример стиля с использованием кириллицы.", style_normal)</text:span></text:p>
      <text:p text:style-name="P4"><text:span text:style-name="Source_20_Text">]</text:span></text:p>
      <text:p text:style-name="P4"/>
      <text:p text:style-name="P5"><text:span text:style-name="Source_20_Text">doc.build(story)</text:span></text:p>
      <text:p text:style-name="Horizontal_20_Line"/>
      <text:h text:style-name="Heading_20_1" text:outline-level="1">🎯 Итог темы</text:h>
      <text:p text:style-name="Text_20_body">Теперь ты знаешь:</text:p>
      <text:list text:style-name="L29">
        <text:list-item>
          <text:p text:style-name="P36">как работать с кириллицей (важно!)</text:p>
        </text:list-item>
        <text:list-item>
          <text:p text:style-name="P36">как подключать свои шрифты</text:p>
        </text:list-item>
        <text:list-item>
          <text:p text:style-name="P36">какие параметры есть у ParagraphStyle</text:p>
        </text:list-item>
        <text:list-item>
          <text:p text:style-name="P36">как формировать типографику: размеры, цвета, интервалы, выравнивание, отступы</text:p>
        </text:list-item>
      </text:list>
      <text:p text:style-name="Text_20_body">Это основа всей дальнейшей работы с PDF.</text:p>
      <text:p text:style-name="Horizontal_20_Line"/>
      <text:h text:style-name="Heading_20_1" text:outline-level="1">👉 Готов перейти к Теме 3: <text:span text:style-name="Strong_20_Emphasis">Platypus — Paragraph, Image, Spacer, Table</text:span>?</text:h>
      <text:p text:style-name="Text_20_body">Там мы разберём:</text:p>
      <text:list text:style-name="L30">
        <text:list-item>
          <text:p text:style-name="P37">все основные Flowables</text:p>
        </text:list-item>
        <text:list-item>
          <text:p text:style-name="P37">сигнатуры Table и Image</text:p>
        </text:list-item>
        <text:list-item>
          <text:p text:style-name="P37">как работает автоматическая компоновка</text:p>
        </text:list-item>
        <text:list-item>
          <text:p text:style-name="P37">как создавать таблицы с рамками, фоном и выравниванием</text:p>
        </text:list-item>
      </text:list>
      <text:p text:style-name="Text_20_body">Напиши: <text:span text:style-name="Strong_20_Emphasis">«Да, следующая тема»</text:span>.</text:p>
      <text:h text:style-name="Heading_20_5" text:outline-level="5">You said:</text:h>
      <text:p text:style-name="Text_20_body">Всё понятно! Давай дальше</text:p>
      <text:h text:style-name="Heading_20_6" text:outline-level="6">ChatGPT said:</text:h>
      <text:p text:style-name="Text_20_body">Отлично, идём дальше — к ключевой теме.</text:p>
      <text:p text:style-name="Horizontal_20_Line"/>
      <text:h text:style-name="Heading_20_1" text:outline-level="1"><text:soft-page-break/>📘 ТЕМА 3. Основные элементы Platypus: Paragraph, Image, Spacer, Table</text:h>
      <text:p text:style-name="Text_20_body">Формат тот же: <text:span text:style-name="Strong_20_Emphasis">идея → объекты → ключевые параметры → примеры</text:span>.</text:p>
      <text:p text:style-name="Horizontal_20_Line"/>
      <text:h text:style-name="Heading_20_1" text:outline-level="1">1) Общая идея</text:h>
      <text:p text:style-name="Text_20_body">Platypus работает с <text:span text:style-name="Strong_20_Emphasis">Flowable-объектами</text:span> — элементами, которые “текут” по странице автоматически, как вёрстка в HTML.</text:p>
      <text:p text:style-name="Text_20_body">Главные Flowables:</text:p>
      <text:list text:style-name="L31">
        <text:list-item>
          <text:p text:style-name="P38"><text:span text:style-name="Strong_20_Emphasis">Paragraph</text:span> — основной текстовый блок</text:p>
        </text:list-item>
        <text:list-item>
          <text:p text:style-name="P38"><text:span text:style-name="Strong_20_Emphasis">Image</text:span> — вставка изображений</text:p>
        </text:list-item>
        <text:list-item>
          <text:p text:style-name="P38"><text:span text:style-name="Strong_20_Emphasis">Spacer</text:span> — отступ</text:p>
        </text:list-item>
        <text:list-item>
          <text:p text:style-name="P38"><text:span text:style-name="Strong_20_Emphasis">Table</text:span> — таблицы с гибким форматированием</text:p>
        </text:list-item>
        <text:list-item>
          <text:p text:style-name="P38">(позже будут: PageBreak, FrameBreak, KeepTogether…)</text:p>
        </text:list-item>
      </text:list>
      <text:p text:style-name="Text_20_body">Элементы складываются в список <text:span text:style-name="Source_20_Text">story</text:span>, а <text:span text:style-name="Source_20_Text">DocTemplate.build()</text:span> автоматически размещает их по страницам.</text:p>
      <text:p text:style-name="Horizontal_20_Line"/>
      <text:h text:style-name="Heading_20_1" text:outline-level="1">2) Ключевые объекты</text:h>
      <text:h text:style-name="Heading_20_2" text:outline-level="2"><text:span text:style-name="Strong_20_Emphasis">Paragraph</text:span></text:h>
      <text:p text:style-name="Text_20_body">Блок текста с HTML-поддержкой и ParagraphStyle.</text:p>
      <text:h text:style-name="Heading_20_2" text:outline-level="2"><text:span text:style-name="Strong_20_Emphasis">Image</text:span></text:h>
      <text:p text:style-name="Text_20_body">Изображение с указанием размеров, масштабирования и выравнивания.</text:p>
      <text:h text:style-name="Heading_20_2" text:outline-level="2"><text:span text:style-name="Strong_20_Emphasis">Spacer</text:span></text:h>
      <text:p text:style-name="Text_20_body">Простой вертикальный отступ.</text:p>
      <text:h text:style-name="Heading_20_2" text:outline-level="2"><text:span text:style-name="Strong_20_Emphasis">Table</text:span></text:h>
      <text:p text:style-name="Text_20_body">Таблица N×M, может иметь стили: границы, фон, отступы, выравнивание.</text:p>
      <text:h text:style-name="Heading_20_2" text:outline-level="2"><text:span text:style-name="Strong_20_Emphasis">TableStyle</text:span></text:h>
      <text:p text:style-name="Text_20_body">Описывает правила оформления таблицы.</text:p>
      <text:p text:style-name="Horizontal_20_Line"><text:soft-page-break/></text:p>
      <text:h text:style-name="Heading_20_1" text:outline-level="1">3) Важные параметры и сигнатуры</text:h>
      <text:p text:style-name="Horizontal_20_Line"/>
      <text:h text:style-name="Heading_20_2" text:outline-level="2">📄 Paragraph</text:h>
      <text:p text:style-name="P3"><text:span text:style-name="Source_20_Text">Paragraph(text, style)</text:span></text:p>
      <text:p text:style-name="Text_20_body">Где:</text:p>
      <text:list text:style-name="L32">
        <text:list-item>
          <text:p text:style-name="P39"><text:span text:style-name="Source_20_Text">text</text:span> — HTML-подобная строка</text:p>
        </text:list-item>
        <text:list-item>
          <text:p text:style-name="P39"><text:span text:style-name="Source_20_Text">style</text:span> — ParagraphStyle</text:p>
        </text:list-item>
      </text:list>
      <text:p text:style-name="Text_20_body">📌 Поддерживает:<text:line-break/><text:span text:style-name="Source_20_Text">&lt;b&gt;</text:span>, <text:span text:style-name="Source_20_Text">&lt;i&gt;</text:span>, <text:span text:style-name="Source_20_Text">&lt;u&gt;</text:span>, <text:span text:style-name="Source_20_Text">&lt;super&gt;</text:span>, <text:span text:style-name="Source_20_Text">&lt;sub&gt;</text:span>, <text:span text:style-name="Source_20_Text">&lt;font color=""&gt;</text:span>, <text:span text:style-name="Source_20_Text">&lt;para&gt;</text:span>, <text:span text:style-name="Source_20_Text">&lt;br/&gt;</text:span>.</text:p>
      <text:p text:style-name="Horizontal_20_Line"/>
      <text:h text:style-name="Heading_20_2" text:outline-level="2">🖼 Image</text:h>
      <text:p text:style-name="P2"><text:span text:style-name="Source_20_Text">Image(</text:span></text:p>
      <text:p text:style-name="P4"><text:span text:style-name="Source_20_Text"><text:s text:c="4"/>filename, </text:span></text:p>
      <text:p text:style-name="P4"><text:span text:style-name="Source_20_Text"><text:s text:c="4"/>width=None, </text:span></text:p>
      <text:p text:style-name="P4"><text:span text:style-name="Source_20_Text"><text:s text:c="4"/>height=None, </text:span></text:p>
      <text:p text:style-name="P4"><text:span text:style-name="Source_20_Text"><text:s text:c="4"/>hAlign='LEFT'</text:span></text:p>
      <text:p text:style-name="P5"><text:span text:style-name="Source_20_Text">)</text:span></text:p>
      <text:p text:style-name="Text_20_body">Параметры:</text:p>
      <text:list text:style-name="L33">
        <text:list-item>
          <text:p text:style-name="P40"><text:span text:style-name="Source_20_Text">width</text:span>, <text:span text:style-name="Source_20_Text">height</text:span> — абсолютные размеры</text:p>
        </text:list-item>
        <text:list-item>
          <text:p text:style-name="P40">если не заданы → используется размер исходного файла</text:p>
        </text:list-item>
        <text:list-item>
          <text:p text:style-name="P40"><text:span text:style-name="Source_20_Text">hAlign</text:span> = <text:span text:style-name="Source_20_Text">'LEFT'</text:span>, <text:span text:style-name="Source_20_Text">'CENTER'</text:span>, <text:span text:style-name="Source_20_Text">'RIGHT'</text:span></text:p>
        </text:list-item>
      </text:list>
      <text:p text:style-name="Text_20_body">Также может работать с файловыми объектами, но это редкость.</text:p>
      <text:p text:style-name="Horizontal_20_Line"/>
      <text:h text:style-name="Heading_20_2" text:outline-level="2">↕ Spacer</text:h>
      <text:p text:style-name="P3"><text:span text:style-name="Source_20_Text">Spacer(width, height)</text:span></text:p>
      <text:p text:style-name="Text_20_body">Обычно:</text:p>
      <text:p text:style-name="P3"><text:span text:style-name="Source_20_Text">Spacer(1, 12)</text:span></text:p>
      <text:p text:style-name="Horizontal_20_Line"/>
      <text:h text:style-name="Heading_20_2" text:outline-level="2">📊 Table</text:h>
      <text:p text:style-name="P2"><text:span text:style-name="Source_20_Text">Table(</text:span></text:p>
      <text:p text:style-name="P4"><text:soft-page-break/><text:span text:style-name="Source_20_Text"><text:s text:c="4"/>data,</text:span></text:p>
      <text:p text:style-name="P4"><text:span text:style-name="Source_20_Text"><text:s text:c="4"/>colWidths=None,</text:span></text:p>
      <text:p text:style-name="P4"><text:span text:style-name="Source_20_Text"><text:s text:c="4"/>rowHeights=None,</text:span></text:p>
      <text:p text:style-name="P4"><text:span text:style-name="Source_20_Text"><text:s text:c="4"/>style=None</text:span></text:p>
      <text:p text:style-name="P5"><text:span text:style-name="Source_20_Text">)</text:span></text:p>
      <text:p text:style-name="Text_20_body">Где:</text:p>
      <text:list text:style-name="L34">
        <text:list-item>
          <text:p text:style-name="P41"><text:span text:style-name="Source_20_Text">data</text:span> — список списков: <text:span text:style-name="Source_20_Text">[[cell, cell], [cell, cell]]</text:span></text:p>
        </text:list-item>
        <text:list-item>
          <text:p text:style-name="P41"><text:span text:style-name="Source_20_Text">colWidths</text:span> — список ширин колонок или <text:span text:style-name="Source_20_Text">None</text:span></text:p>
        </text:list-item>
        <text:list-item>
          <text:p text:style-name="P41"><text:span text:style-name="Source_20_Text">rowHeights</text:span> — высоты строк</text:p>
        </text:list-item>
        <text:list-item>
          <text:p text:style-name="P41"><text:span text:style-name="Source_20_Text">style</text:span> — объект TableStyle</text:p>
        </text:list-item>
      </text:list>
      <text:p text:style-name="Horizontal_20_Line"/>
      <text:h text:style-name="Heading_20_2" text:outline-level="2">🎨 TableStyle</text:h>
      <text:p text:style-name="P2"><text:span text:style-name="Source_20_Text">TableStyle([</text:span></text:p>
      <text:p text:style-name="P4"><text:span text:style-name="Source_20_Text"><text:s text:c="4"/>('GRID', (0,0), (-1,-1), 0.5, colors.grey),</text:span></text:p>
      <text:p text:style-name="P4"><text:span text:style-name="Source_20_Text"><text:s text:c="4"/>('BACKGROUND', (0,0), (-1,0), colors.lightgrey),</text:span></text:p>
      <text:p text:style-name="P4"><text:span text:style-name="Source_20_Text"><text:s text:c="4"/>('ALIGN', (0,0), (-1,-1), 'CENTER'),</text:span></text:p>
      <text:p text:style-name="P4"><text:span text:style-name="Source_20_Text"><text:s text:c="4"/>('VALIGN', (0,0), (-1,-1), 'MIDDLE'),</text:span></text:p>
      <text:p text:style-name="P4"><text:span text:style-name="Source_20_Text"><text:s text:c="4"/>('FONTSIZE', (0,0), (-1,-1), 10),</text:span></text:p>
      <text:p text:style-name="P5"><text:span text:style-name="Source_20_Text">])</text:span></text:p>
      <text:p text:style-name="Text_20_body">Координаты ячеек форматируются как:</text:p>
      <text:list text:style-name="L35">
        <text:list-item>
          <text:p text:style-name="P42"><text:span text:style-name="Source_20_Text">(start_col, start_row)</text:span></text:p>
        </text:list-item>
        <text:list-item>
          <text:p text:style-name="P42"><text:span text:style-name="Source_20_Text">(end_col, end_row)</text:span></text:p>
        </text:list-item>
      </text:list>
      <text:p text:style-name="Text_20_body"><text:span text:style-name="Source_20_Text">(-1, -1)</text:span> означает последнюю колонку / строку.</text:p>
      <text:p text:style-name="Horizontal_20_Line"/>
      <text:h text:style-name="Heading_20_1" text:outline-level="1">4) Мини-пример: все основные элементы</text:h>
      <text:p text:style-name="P2"><text:span text:style-name="Source_20_Text">from reportlab.platypus import SimpleDocTemplate, Paragraph, Spacer, Image, Table, TableStyle</text:span></text:p>
      <text:p text:style-name="P4"><text:span text:style-name="Source_20_Text">from reportlab.lib.pagesizes import A4</text:span></text:p>
      <text:p text:style-name="P4"><text:span text:style-name="Source_20_Text">from reportlab.lib import colors</text:span></text:p>
      <text:p text:style-name="P4"><text:span text:style-name="Source_20_Text">from reportlab.lib.styles import ParagraphStyle</text:span></text:p>
      <text:p text:style-name="P4"><text:span text:style-name="Source_20_Text">from reportlab.pdfbase import pdfmetrics</text:span></text:p>
      <text:p text:style-name="P4"><text:span text:style-name="Source_20_Text">from reportlab.pdfbase.ttfonts import TTFont</text:span></text:p>
      <text:p text:style-name="P4"/>
      <text:p text:style-name="P4"><text:span text:style-name="Source_20_Text"># Шрифт для кириллицы</text:span></text:p>
      <text:p text:style-name="P4"><text:span text:style-name="Source_20_Text">pdfmetrics.registerFont(TTFont("DejaVu", "DejaVuSans.ttf"))</text:span></text:p>
      <text:p text:style-name="P4"/>
      <text:p text:style-name="P4"><text:span text:style-name="Source_20_Text">style_p = ParagraphStyle("P", fontName="DejaVu", fontSize=12, leading=15)</text:span></text:p>
      <text:p text:style-name="P4"/>
      <text:p text:style-name="P4"><text:span text:style-name="Source_20_Text">doc = SimpleDocTemplate("flowables.pdf", pagesize=A4)</text:span></text:p>
      <text:p text:style-name="P4"/>
      <text:p text:style-name="P4"><text:span text:style-name="Source_20_Text">story = []</text:span></text:p>
      <text:p text:style-name="P4"/>
      <text:p text:style-name="P4"><text:span text:style-name="Source_20_Text">story.append(Paragraph("Пример Paragraph", style_p))</text:span></text:p>
      <text:p text:style-name="P4"><text:span text:style-name="Source_20_Text">story.append(Spacer(1, 12))</text:span></text:p>
      <text:p text:style-name="P4"/>
      <text:p text:style-name="P4"><text:soft-page-break/><text:span text:style-name="Source_20_Text">story.append(Image("example.png", width=200, height=120))</text:span></text:p>
      <text:p text:style-name="P4"><text:span text:style-name="Source_20_Text">story.append(Spacer(1, 12))</text:span></text:p>
      <text:p text:style-name="P4"/>
      <text:p text:style-name="P4"><text:span text:style-name="Source_20_Text">table_data = [</text:span></text:p>
      <text:p text:style-name="P4"><text:span text:style-name="Source_20_Text"><text:s text:c="4"/>["Имя", "Возраст", "Город"],</text:span></text:p>
      <text:p text:style-name="P4"><text:span text:style-name="Source_20_Text"><text:s text:c="4"/>["Анна", "30", "Москва"],</text:span></text:p>
      <text:p text:style-name="P4"><text:span text:style-name="Source_20_Text"><text:s text:c="4"/>["Боб", "25", "Минск"],</text:span></text:p>
      <text:p text:style-name="P4"><text:span text:style-name="Source_20_Text">]</text:span></text:p>
      <text:p text:style-name="P4"/>
      <text:p text:style-name="P4"><text:span text:style-name="Source_20_Text">table = Table(table_data, colWidths=[100, 60, 120])</text:span></text:p>
      <text:p text:style-name="P4"/>
      <text:p text:style-name="P4"><text:span text:style-name="Source_20_Text">table.setStyle(TableStyle([</text:span></text:p>
      <text:p text:style-name="P4"><text:span text:style-name="Source_20_Text"><text:s text:c="4"/>("GRID", (0,0), (-1,-1), 0.5, colors.grey),</text:span></text:p>
      <text:p text:style-name="P4"><text:span text:style-name="Source_20_Text"><text:s text:c="4"/>("BACKGROUND", (0,0), (-1,0), colors.lightgrey),</text:span></text:p>
      <text:p text:style-name="P4"><text:span text:style-name="Source_20_Text"><text:s text:c="4"/>("ALIGN", (0,0), (-1,-1), "CENTER"),</text:span></text:p>
      <text:p text:style-name="P4"><text:span text:style-name="Source_20_Text">]))</text:span></text:p>
      <text:p text:style-name="P4"/>
      <text:p text:style-name="P4"><text:span text:style-name="Source_20_Text">story.append(table)</text:span></text:p>
      <text:p text:style-name="P4"/>
      <text:p text:style-name="P5"><text:span text:style-name="Source_20_Text">doc.build(story)</text:span></text:p>
      <text:p text:style-name="Horizontal_20_Line"/>
      <text:h text:style-name="Heading_20_1" text:outline-level="1">5) Что важно понимать концептуально</text:h>
      <text:list text:style-name="L36">
        <text:list-item>
          <text:p text:style-name="P43">Paragraph, Image, Table — это <text:span text:style-name="Strong_20_Emphasis">объекты</text:span>, которые знают свою “высоту”.</text:p>
        </text:list-item>
        <text:list-item>
          <text:p text:style-name="P43">Документ размещает их сверху вниз, автоматически переходя на следующую страницу.</text:p>
        </text:list-item>
        <text:list-item>
          <text:p text:style-name="P43">Таблицы — один из самых мощных инструментов PDF ReportLab, они же самые сложные (поэтому мы позже сделаем целый отдельный пример для них, если нужно).</text:p>
        </text:list-item>
        <text:list-item>
          <text:p text:style-name="P43">Изображения могут быть масштабированы вручную.</text:p>
        </text:list-item>
        <text:list-item>
          <text:p text:style-name="P43">Paragraph может включать картинки, но это редкая особенность.</text:p>
        </text:list-item>
      </text:list>
      <text:p text:style-name="Horizontal_20_Line"/>
      <text:h text:style-name="Heading_20_1" text:outline-level="1">🎯 Итог темы</text:h>
      <text:p text:style-name="Text_20_body">Теперь ты понимаешь и умеешь использовать все основные типы контента в Platypus.</text:p>
      <text:p text:style-name="Text_20_body">Мы уже готовы к следующему шагу — <text:span text:style-name="Strong_20_Emphasis">PageTemplates, Frames, колонтитулы, нумерация страниц</text:span>.</text:p>
      <text:p text:style-name="Text_20_body">Это ключевая часть, потому что она превращает набор блоков в “настоящий документ”:</text:p>
      <text:list text:style-name="L37">
        <text:list-item>
          <text:p text:style-name="P44">шапки (header)</text:p>
        </text:list-item>
        <text:list-item>
          <text:p text:style-name="P44">нижние колонтитулы (footer)</text:p>
        </text:list-item>
        <text:list-item>
          <text:p text:style-name="P44">разные шаблоны страниц</text:p>
        </text:list-item>
        <text:list-item>
          <text:p text:style-name="P44">логотипы, фоновые элементы</text:p>
        </text:list-item>
        <text:list-item>
          <text:p text:style-name="P44">номера страниц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2T10:40:44.732000000</meta:creation-date>
    <dc:date>2025-11-22T10:40:53.065000000</dc:date>
    <meta:editing-duration>PT8S</meta:editing-duration>
    <meta:editing-cycles>1</meta:editing-cycles>
    <meta:document-statistic meta:table-count="0" meta:image-count="0" meta:object-count="0" meta:page-count="20" meta:paragraph-count="505" meta:word-count="2558" meta:character-count="20165" meta:non-whitespace-character-count="17975"/>
    <meta:generator>LibreOffice/7.6.4.1$Windows_X86_64 LibreOffice_project/e19e193f88cd6c0525a17fb7a176ed8e6a3e2aa1</meta:generator>
  </office:meta>
</office:document-meta>
</file>